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5E000000661B8257D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-left="none" fo:border-right="none" fo:border-top="none" fo:border-bottom="0.06pt solid #000000" style:shadow="none"/>
    </style:style>
    <style:style style:name="P2" style:family="paragraph" style:parent-style-name="Standard">
      <style:paragraph-properties fo:text-align="end" style:justify-single-word="false"/>
      <style:text-properties style:font-name="Trebuchet MS2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rebuchet MS2" fo:font-size="12pt" style:font-size-asian="12pt" style:font-size-complex="12pt"/>
    </style:style>
    <style:style style:name="P4" style:family="paragraph" style:parent-style-name="Standard">
      <style:text-properties style:font-name="Trebuchet MS2"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13.189cm" style:type="center"/>
        </style:tab-stops>
      </style:paragraph-properties>
      <style:text-properties style:font-name="Trebuchet MS2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rebuchet MS2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rebuchet MS2"/>
    </style:style>
    <style:style style:name="P8" style:family="paragraph" style:parent-style-name="Standard">
      <style:paragraph-properties fo:text-align="center" style:justify-single-word="false"/>
      <style:text-properties style:font-name="Bitstream Vera Sans"/>
    </style:style>
    <style:style style:name="P9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0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color="#666666" style:text-outline="false" style:text-line-through-style="none" style:font-name="Trebuchet MS2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1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font-name="Trebuchet MS1" fo:font-size="14pt" style:font-size-asian="14pt" style:font-size-complex="14pt"/>
    </style:style>
    <style:style style:name="P13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font-name="Trebuchet MS2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rebuchet MS2" fo:font-size="10pt" style:font-size-asian="10pt" style:font-size-complex="10pt"/>
    </style:style>
    <style:style style:name="T3" style:family="text">
      <style:text-properties style:font-name="Trebuchet MS2" fo:font-size="14pt" style:font-size-asian="14pt" style:font-size-complex="14pt"/>
    </style:style>
    <style:style style:name="T4" style:family="text">
      <style:text-properties style:font-name="Trebuchet MS2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6666"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8" style:family="text">
      <style:text-properties style:font-name="Trebuchet MS1" fo:font-size="14pt" style:font-size-asian="14pt" style:font-size-complex="14pt"/>
    </style:style>
    <style:style style:name="T9" style:family="text">
      <style:text-properties fo:color="#000000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0" style:family="text">
      <style:text-properties fo:color="#000000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1" style:family="text">
      <style:text-properties style:use-window-font-color="true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2" style:family="text"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relatorio://o.today" office:name="o.today"><text:span text:style-name="T13">o.today</text:span></text:a></text:p>
      <text:p text:style-name="P2"/>
      <text:p text:style-name="P6">INVOICE</text:p>
      <text:p text:style-name="P3">ref. <text:bookmark-start text:name="DDE_LINK2"/><text:a xlink:type="simple" xlink:href="relatorio://o.reference"><text:span text:style-name="T6">o.reference</text:span></text:a><text:bookmark-end text:name="DDE_LINK2"/></text:p>
      <text:p text:style-name="P8"/>
      <text:p text:style-name="P4"><text:a xlink:type="simple" xlink:href="relatorio://o.client_data.name">relatorio://o.client_data.name</text:a></text:p>
      <text:p text:style-name="P4"><text:a xlink:type="simple" xlink:href="relatorio://o.client_data.address">relatorio://o.client_data.address</text:a></text:p>
      <text:p text:style-name="P4"><text:a xlink:type="simple" xlink:href="relatorio://o.client_data.city">relatorio://o.client_data.city</text:a></text:p>
      <text:p text:style-name="P4"><text:a xlink:type="simple" xlink:href="relatorio://o.client_data.state_and_country">relatorio://o.client_data.state_and_country</text:a></text:p>
      <text:p text:style-name="P4"/>
      <text:p text:style-name="P4"><text:bookmark-start text:name="DDE_LINK"/>This invoice is for period <text:bookmark-end text:name="DDE_LINK"/><text:bookmark-start text:name="DDE_LINK1"/><text:bookmark-start text:name="DDE_LINK3"/><text:bookmark-start text:name="DDE_LINK8"/><text:a xlink:type="simple" xlink:href="relatorio://o.invoice_period"><text:span text:style-name="T5">o.invoice_period</text:span></text:a><text:bookmark-end text:name="DDE_LINK1"/><text:bookmark-end text:name="DDE_LINK3"/><text:bookmark-end text:name="DDE_LINK8"/>.</text:p>
      <text:p text:style-name="P4">Detail of work:</text:p>
      <text:p text:style-name="P10"/>
      <text:p text:style-name="Standard"><text:a xlink:type="simple" xlink:href="relatorio://for%20each=%22project%20in%20o.projects_users%22"><text:span text:style-name="T8">relatorio://for each="project in o.projects_users"</text:span></text:a><text:bookmark-start text:name="DDE_LINK6"/></text:p>
      <text:p text:style-name="P11"><text:tab/><text:tab/><text:bookmark-end text:name="DDE_LINK6"/><text:bookmark-start text:name="DDE_LINK111"/><text:bookmark-start text:name="DDE_LINK9"/><text:a xlink:type="simple" xlink:href="relatorio://project.project_name"><text:span text:style-name="T7">relatorio://project.project_name</text:span></text:a><text:bookmark-end text:name="DDE_LINK111"/><text:bookmark-end text:name="DDE_LINK9"/></text:p>
      <text:p text:style-name="Standard"><text:a xlink:type="simple" xlink:href="relatorio://for%20each=%22user%20in%20project.users%22"><text:span text:style-name="T8">relatorio://for each="user in project.users"</text:span></text:a></text:p>
      <text:p text:style-name="P11"><text:bookmark-start text:name="DDE_LINK5"/><text:span text:style-name="T3"><text:tab/></text:span><text:bookmark-start text:name="DDE_LINK11"/><text:a xlink:type="simple" xlink:href="relatorio://user.hs"><text:span text:style-name="T9">user.hs</text:span></text:a><text:bookmark-end text:name="DDE_LINK11"/><text:span text:style-name="T3"><text:tab/></text:span><text:bookmark-end text:name="DDE_LINK5"/><text:span text:style-name="T3">hours of </text:span><text:a xlink:type="simple" xlink:href="relatorio://user.full_name"><text:span text:style-name="T9">user.full_name</text:span></text:a><text:span text:style-name="T3"> @ </text:span><text:a xlink:type="simple" xlink:href="relatorio://o.client_data.currency"><text:span text:style-name="T3">(ccy)</text:span></text:a><text:span text:style-name="T3"> </text:span><text:a xlink:type="simple" xlink:href="relatorio://user.rate"><text:span text:style-name="T9">user.rate</text:span></text:a><text:span text:style-name="T3"> ea<text:tab/>.</text:span><text:a xlink:type="simple" xlink:href="relatorio://user.total">user.total</text:a><text:span text:style-name="T9"> </text:span><text:a xlink:type="simple" xlink:href="relatorio://o.client_data.currency"><text:span text:style-name="T10">(ccy)</text:span></text:a></text:p>
      <text:p text:style-name="Standard"><text:a xlink:type="simple" xlink:href="relatorio:///for"><text:span text:style-name="T8">relatorio:///for</text:span></text:a></text:p>
      <text:p text:style-name="P12"/>
      <text:p text:style-name="Standard"><text:bookmark-start text:name="DDE_LINK7"/><text:bookmark-start text:name="DDE_LINK4"/><text:a xlink:type="simple" xlink:href="relatorio:///for"><text:span text:style-name="T8">relatorio:///for</text:span></text:a><text:bookmark-end text:name="DDE_LINK4"/></text:p>
      <text:p text:style-name="P11"><text:bookmark-end text:name="DDE_LINK7"/><text:span text:style-name="T11"><text:tab/><text:tab/>Interests </text:span><text:bookmark-start text:name="DDE_LINK10"/><text:span text:style-name="T11">for late payment</text:span><text:bookmark-end text:name="DDE_LINK10"/><text:span text:style-name="T11"><text:tab/>&lt;intere</text:span><text:span text:style-name="T12">sts&gt; </text:span><text:a xlink:type="simple" xlink:href="relatorio://o.client_data.currency">(ccy)</text:a></text:p>
      <text:p text:style-name="P9"/>
      <text:p text:style-name="P9"/>
      <text:p text:style-name="P11"><text:span text:style-name="T3"><text:tab/><text:tab/></text:span><text:span text:style-name="T4">TOTAL<text:tab/>.</text:span><text:a xlink:type="simple" xlink:href="relatorio://o.total"><text:span text:style-name="T4">relatorio://o.total</text:span></text:a><text:span text:style-name="T4"> </text:span><text:a xlink:type="simple" xlink:href="relatorio://o.client_data.currency"><text:span text:style-name="T4">(ccy)</text:span></text:a></text:p>
      <text:p text:style-name="P4"/>
      <text:p text:style-name="P4"/>
      <text:p text:style-name="P4">Thank you for your business,</text:p>
      <text:p text:style-name="P4"/>
      <text:p text:style-name="P5"><text:tab/>Walter Alini</text:p>
      <text:p text:style-name="P5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font-name="Trebuchet MS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cm" fo:border-left="none" fo:border-right="none" fo:border-top="none" fo:border-bottom="0.06pt solid #000000" style:shadow="none"/>
    </style:style>
    <style:style style:name="MT1" style:family="text">
      <style:text-properties style:font-name="Trebuchet MS2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Trebuchet MS2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1.045cm" svg:y="0.159cm" svg:width="5.927cm" svg:height="1.727cm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</text:span><text:span text:style-name="MT2">X</text:span><text:span text:style-name="MT2">5000</text:span><text:span text:style-name="MT2">IWM</text:span><text:span text:style-name="MT2"> – Córdoba – Argentina<text:line-break/></text:span><text:span text:style-name="MT2">T: +54 +351 4334051 (283)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Anthony Lenton</meta:initial-creator>
    <meta:creation-date>2008-10-22T16:47:44</meta:creation-date>
    <dc:creator>Horacio Durán</dc:creator>
    <dc:date>2011-12-02T15:07:30</dc:date>
    <dc:language>en-AU</dc:language>
    <meta:editing-cycles>336</meta:editing-cycles>
    <meta:editing-duration>PT23H59M42S</meta:editing-duration>
    <meta:document-statistic meta:table-count="0" meta:image-count="1" meta:object-count="0" meta:page-count="1" meta:paragraph-count="21" meta:word-count="74" meta:character-count="703" meta:non-whitespace-character-count="640"/>
    <meta:user-defined meta:name="Info 1"/>
    <meta:user-defined meta:name="Info 2"/>
    <meta:user-defined meta:name="Info 3"/>
    <meta:user-defined meta:name="Info 4"/>
  </office:meta>
</office:document-meta>
</file>